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1p3" table:style-name="ta1">
        <table:shapes>
          <draw:frame draw:z-index="0" draw:style-name="gr1" draw:text-style-name="P1" svg:width="16.758cm" svg:height="9.754cm" svg:x="8.288cm" svg:y="1.571cm">
            <draw:object draw:notify-on-update-of-ranges="exp1p3.B1:exp1p3.B1 exp1p3.B2:exp1p3.B12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5" calcext:value-type="float">
            <text:p>3,95</text:p>
          </table:table-cell>
          <table:table-cell office:value-type="float" office:value="1693529646649" calcext:value-type="float">
            <text:p>1693529646649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9" calcext:value-type="float">
            <text:p>3,99</text:p>
          </table:table-cell>
          <table:table-cell office:value-type="float" office:value="1693529646691" calcext:value-type="float">
            <text:p>16935296466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3" calcext:value-type="float">
            <text:p>4,03</text:p>
          </table:table-cell>
          <table:table-cell office:value-type="float" office:value="1693529646791" calcext:value-type="float">
            <text:p>16935296467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15" calcext:value-type="float">
            <text:p>4,15</text:p>
          </table:table-cell>
          <table:table-cell office:value-type="float" office:value="1693529646891" calcext:value-type="float">
            <text:p>16935296468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78" calcext:value-type="float">
            <text:p>3,78</text:p>
          </table:table-cell>
          <table:table-cell office:value-type="float" office:value="1693529646991" calcext:value-type="float">
            <text:p>16935296469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7" calcext:value-type="float">
            <text:p>3,97</text:p>
          </table:table-cell>
          <table:table-cell office:value-type="float" office:value="1693529647091" calcext:value-type="float">
            <text:p>16935296470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7" calcext:value-type="float">
            <text:p>3,97</text:p>
          </table:table-cell>
          <table:table-cell office:value-type="float" office:value="1693529647191" calcext:value-type="float">
            <text:p>16935296471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4" calcext:value-type="float">
            <text:p>3,94</text:p>
          </table:table-cell>
          <table:table-cell office:value-type="float" office:value="1693529647291" calcext:value-type="float">
            <text:p>16935296472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47391" calcext:value-type="float">
            <text:p>16935296473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4" calcext:value-type="float">
            <text:p>3,94</text:p>
          </table:table-cell>
          <table:table-cell office:value-type="float" office:value="1693529647491" calcext:value-type="float">
            <text:p>16935296474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7" calcext:value-type="float">
            <text:p>3,97</text:p>
          </table:table-cell>
          <table:table-cell office:value-type="float" office:value="1693529647591" calcext:value-type="float">
            <text:p>16935296475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4" calcext:value-type="float">
            <text:p>3,84</text:p>
          </table:table-cell>
          <table:table-cell office:value-type="float" office:value="1693529647691" calcext:value-type="float">
            <text:p>16935296476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22" calcext:value-type="float">
            <text:p>4,22</text:p>
          </table:table-cell>
          <table:table-cell office:value-type="float" office:value="1693529647791" calcext:value-type="float">
            <text:p>16935296477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47891" calcext:value-type="float">
            <text:p>16935296478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7" calcext:value-type="float">
            <text:p>3,97</text:p>
          </table:table-cell>
          <table:table-cell office:value-type="float" office:value="1693529647991" calcext:value-type="float">
            <text:p>16935296479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4" calcext:value-type="float">
            <text:p>3,84</text:p>
          </table:table-cell>
          <table:table-cell office:value-type="float" office:value="1693529648091" calcext:value-type="float">
            <text:p>16935296480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48191" calcext:value-type="float">
            <text:p>16935296481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648291" calcext:value-type="float">
            <text:p>16935296482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4" calcext:value-type="float">
            <text:p>3,94</text:p>
          </table:table-cell>
          <table:table-cell office:value-type="float" office:value="1693529648391" calcext:value-type="float">
            <text:p>16935296483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5" calcext:value-type="float">
            <text:p>3,85</text:p>
          </table:table-cell>
          <table:table-cell office:value-type="float" office:value="1693529648491" calcext:value-type="float">
            <text:p>16935296484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48591" calcext:value-type="float">
            <text:p>16935296485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648691" calcext:value-type="float">
            <text:p>16935296486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48791" calcext:value-type="float">
            <text:p>16935296487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6" calcext:value-type="float">
            <text:p>3,96</text:p>
          </table:table-cell>
          <table:table-cell office:value-type="float" office:value="1693529648891" calcext:value-type="float">
            <text:p>16935296488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48991" calcext:value-type="float">
            <text:p>16935296489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49092" calcext:value-type="float">
            <text:p>1693529649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649191" calcext:value-type="float">
            <text:p>16935296491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49291" calcext:value-type="float">
            <text:p>16935296492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49391" calcext:value-type="float">
            <text:p>16935296493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49491" calcext:value-type="float">
            <text:p>16935296494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49591" calcext:value-type="float">
            <text:p>16935296495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49691" calcext:value-type="float">
            <text:p>16935296496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4" calcext:value-type="float">
            <text:p>3,94</text:p>
          </table:table-cell>
          <table:table-cell office:value-type="float" office:value="1693529649791" calcext:value-type="float">
            <text:p>16935296497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49891" calcext:value-type="float">
            <text:p>16935296498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49991" calcext:value-type="float">
            <text:p>16935296499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50091" calcext:value-type="float">
            <text:p>16935296500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50191" calcext:value-type="float">
            <text:p>16935296501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6" calcext:value-type="float">
            <text:p>3,96</text:p>
          </table:table-cell>
          <table:table-cell office:value-type="float" office:value="1693529650291" calcext:value-type="float">
            <text:p>16935296502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50391" calcext:value-type="float">
            <text:p>16935296503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650491" calcext:value-type="float">
            <text:p>16935296504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50591" calcext:value-type="float">
            <text:p>16935296505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50691" calcext:value-type="float">
            <text:p>16935296506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50791" calcext:value-type="float">
            <text:p>16935296507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50891" calcext:value-type="float">
            <text:p>16935296508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50991" calcext:value-type="float">
            <text:p>16935296509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51091" calcext:value-type="float">
            <text:p>16935296510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4" calcext:value-type="float">
            <text:p>3,94</text:p>
          </table:table-cell>
          <table:table-cell office:value-type="float" office:value="1693529651191" calcext:value-type="float">
            <text:p>16935296511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51291" calcext:value-type="float">
            <text:p>16935296512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51391" calcext:value-type="float">
            <text:p>16935296513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51491" calcext:value-type="float">
            <text:p>16935296514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51591" calcext:value-type="float">
            <text:p>16935296515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51691" calcext:value-type="float">
            <text:p>16935296516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51791" calcext:value-type="float">
            <text:p>16935296517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51891" calcext:value-type="float">
            <text:p>16935296518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51991" calcext:value-type="float">
            <text:p>16935296519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652091" calcext:value-type="float">
            <text:p>16935296520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52191" calcext:value-type="float">
            <text:p>16935296521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52291" calcext:value-type="float">
            <text:p>16935296522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652391" calcext:value-type="float">
            <text:p>16935296523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4" calcext:value-type="float">
            <text:p>3,94</text:p>
          </table:table-cell>
          <table:table-cell office:value-type="float" office:value="1693529652491" calcext:value-type="float">
            <text:p>16935296524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5" calcext:value-type="float">
            <text:p>3,85</text:p>
          </table:table-cell>
          <table:table-cell office:value-type="float" office:value="1693529652591" calcext:value-type="float">
            <text:p>16935296525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52691" calcext:value-type="float">
            <text:p>16935296526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52791" calcext:value-type="float">
            <text:p>16935296527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52891" calcext:value-type="float">
            <text:p>16935296528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52991" calcext:value-type="float">
            <text:p>16935296529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53091" calcext:value-type="float">
            <text:p>16935296530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653191" calcext:value-type="float">
            <text:p>16935296531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53291" calcext:value-type="float">
            <text:p>16935296532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53391" calcext:value-type="float">
            <text:p>16935296533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53491" calcext:value-type="float">
            <text:p>16935296534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653591" calcext:value-type="float">
            <text:p>16935296535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53691" calcext:value-type="float">
            <text:p>16935296536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653791" calcext:value-type="float">
            <text:p>16935296537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53891" calcext:value-type="float">
            <text:p>16935296538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53991" calcext:value-type="float">
            <text:p>16935296539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54091" calcext:value-type="float">
            <text:p>16935296540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54191" calcext:value-type="float">
            <text:p>16935296541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54291" calcext:value-type="float">
            <text:p>16935296542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54391" calcext:value-type="float">
            <text:p>16935296543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54491" calcext:value-type="float">
            <text:p>16935296544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54591" calcext:value-type="float">
            <text:p>16935296545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54691" calcext:value-type="float">
            <text:p>16935296546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8" calcext:value-type="float">
            <text:p>3,98</text:p>
          </table:table-cell>
          <table:table-cell office:value-type="float" office:value="1693529654791" calcext:value-type="float">
            <text:p>16935296547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54892" calcext:value-type="float">
            <text:p>1693529654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54991" calcext:value-type="float">
            <text:p>16935296549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655091" calcext:value-type="float">
            <text:p>16935296550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655191" calcext:value-type="float">
            <text:p>16935296551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55291" calcext:value-type="float">
            <text:p>16935296552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55391" calcext:value-type="float">
            <text:p>16935296553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55491" calcext:value-type="float">
            <text:p>16935296554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655591" calcext:value-type="float">
            <text:p>16935296555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55691" calcext:value-type="float">
            <text:p>16935296556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55791" calcext:value-type="float">
            <text:p>16935296557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55891" calcext:value-type="float">
            <text:p>16935296558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55991" calcext:value-type="float">
            <text:p>16935296559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656091" calcext:value-type="float">
            <text:p>16935296560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56191" calcext:value-type="float">
            <text:p>16935296561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56291" calcext:value-type="float">
            <text:p>16935296562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656391" calcext:value-type="float">
            <text:p>16935296563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56491" calcext:value-type="float">
            <text:p>16935296564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56591" calcext:value-type="float">
            <text:p>16935296565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656691" calcext:value-type="float">
            <text:p>16935296566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56791" calcext:value-type="float">
            <text:p>16935296567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56891" calcext:value-type="float">
            <text:p>16935296568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56991" calcext:value-type="float">
            <text:p>16935296569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657091" calcext:value-type="float">
            <text:p>16935296570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57191" calcext:value-type="float">
            <text:p>16935296571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657291" calcext:value-type="float">
            <text:p>16935296572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57391" calcext:value-type="float">
            <text:p>16935296573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57491" calcext:value-type="float">
            <text:p>16935296574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57591" calcext:value-type="float">
            <text:p>16935296575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57691" calcext:value-type="float">
            <text:p>16935296576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4" calcext:value-type="float">
            <text:p>3,94</text:p>
          </table:table-cell>
          <table:table-cell office:value-type="float" office:value="1693529657792" calcext:value-type="float">
            <text:p>1693529657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57891" calcext:value-type="float">
            <text:p>16935296578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657991" calcext:value-type="float">
            <text:p>16935296579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658091" calcext:value-type="float">
            <text:p>16935296580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58191" calcext:value-type="float">
            <text:p>16935296581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58291" calcext:value-type="float">
            <text:p>16935296582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58391" calcext:value-type="float">
            <text:p>16935296583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58491" calcext:value-type="float">
            <text:p>16935296584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658591" calcext:value-type="float">
            <text:p>16935296585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58691" calcext:value-type="float">
            <text:p>16935296586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58791" calcext:value-type="float">
            <text:p>16935296587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58891" calcext:value-type="float">
            <text:p>16935296588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58991" calcext:value-type="float">
            <text:p>16935296589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659091" calcext:value-type="float">
            <text:p>16935296590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59191" calcext:value-type="float">
            <text:p>16935296591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59291" calcext:value-type="float">
            <text:p>16935296592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59391" calcext:value-type="float">
            <text:p>16935296593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659491" calcext:value-type="float">
            <text:p>16935296594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659591" calcext:value-type="float">
            <text:p>16935296595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59691" calcext:value-type="float">
            <text:p>16935296596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59791" calcext:value-type="float">
            <text:p>16935296597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59891" calcext:value-type="float">
            <text:p>16935296598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59991" calcext:value-type="float">
            <text:p>16935296599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60091" calcext:value-type="float">
            <text:p>16935296600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60191" calcext:value-type="float">
            <text:p>16935296601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60291" calcext:value-type="float">
            <text:p>16935296602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60391" calcext:value-type="float">
            <text:p>16935296603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660491" calcext:value-type="float">
            <text:p>16935296604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660591" calcext:value-type="float">
            <text:p>16935296605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660691" calcext:value-type="float">
            <text:p>16935296606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60791" calcext:value-type="float">
            <text:p>16935296607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60891" calcext:value-type="float">
            <text:p>16935296608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60991" calcext:value-type="float">
            <text:p>16935296609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61091" calcext:value-type="float">
            <text:p>16935296610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61191" calcext:value-type="float">
            <text:p>16935296611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61291" calcext:value-type="float">
            <text:p>16935296612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61391" calcext:value-type="float">
            <text:p>16935296613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61491" calcext:value-type="float">
            <text:p>16935296614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61591" calcext:value-type="float">
            <text:p>16935296615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61691" calcext:value-type="float">
            <text:p>16935296616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661791" calcext:value-type="float">
            <text:p>16935296617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61892" calcext:value-type="float">
            <text:p>1693529661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61991" calcext:value-type="float">
            <text:p>16935296619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662091" calcext:value-type="float">
            <text:p>16935296620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62191" calcext:value-type="float">
            <text:p>16935296621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662291" calcext:value-type="float">
            <text:p>16935296622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62391" calcext:value-type="float">
            <text:p>16935296623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62491" calcext:value-type="float">
            <text:p>16935296624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62591" calcext:value-type="float">
            <text:p>16935296625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62691" calcext:value-type="float">
            <text:p>16935296626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62792" calcext:value-type="float">
            <text:p>1693529662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62891" calcext:value-type="float">
            <text:p>16935296628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62991" calcext:value-type="float">
            <text:p>16935296629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63091" calcext:value-type="float">
            <text:p>16935296630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663191" calcext:value-type="float">
            <text:p>16935296631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63291" calcext:value-type="float">
            <text:p>16935296632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63391" calcext:value-type="float">
            <text:p>16935296633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663491" calcext:value-type="float">
            <text:p>16935296634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663591" calcext:value-type="float">
            <text:p>16935296635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63691" calcext:value-type="float">
            <text:p>16935296636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63791" calcext:value-type="float">
            <text:p>16935296637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663891" calcext:value-type="float">
            <text:p>16935296638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63991" calcext:value-type="float">
            <text:p>16935296639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64091" calcext:value-type="float">
            <text:p>16935296640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64191" calcext:value-type="float">
            <text:p>16935296641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64291" calcext:value-type="float">
            <text:p>16935296642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664391" calcext:value-type="float">
            <text:p>16935296643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4" calcext:value-type="float">
            <text:p>3,94</text:p>
          </table:table-cell>
          <table:table-cell office:value-type="float" office:value="1693529664491" calcext:value-type="float">
            <text:p>16935296644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64591" calcext:value-type="float">
            <text:p>16935296645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664691" calcext:value-type="float">
            <text:p>16935296646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64791" calcext:value-type="float">
            <text:p>16935296647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64891" calcext:value-type="float">
            <text:p>16935296648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64991" calcext:value-type="float">
            <text:p>16935296649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65091" calcext:value-type="float">
            <text:p>16935296650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65191" calcext:value-type="float">
            <text:p>16935296651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65291" calcext:value-type="float">
            <text:p>16935296652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65391" calcext:value-type="float">
            <text:p>16935296653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65491" calcext:value-type="float">
            <text:p>16935296654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65591" calcext:value-type="float">
            <text:p>16935296655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65691" calcext:value-type="float">
            <text:p>16935296656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65791" calcext:value-type="float">
            <text:p>16935296657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65891" calcext:value-type="float">
            <text:p>16935296658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65991" calcext:value-type="float">
            <text:p>16935296659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66091" calcext:value-type="float">
            <text:p>16935296660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4" calcext:value-type="float">
            <text:p>3,94</text:p>
          </table:table-cell>
          <table:table-cell office:value-type="float" office:value="1693529666191" calcext:value-type="float">
            <text:p>16935296661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66291" calcext:value-type="float">
            <text:p>16935296662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4" calcext:value-type="float">
            <text:p>3,94</text:p>
          </table:table-cell>
          <table:table-cell office:value-type="float" office:value="1693529666391" calcext:value-type="float">
            <text:p>16935296663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66491" calcext:value-type="float">
            <text:p>16935296664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666591" calcext:value-type="float">
            <text:p>16935296665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66691" calcext:value-type="float">
            <text:p>16935296666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66791" calcext:value-type="float">
            <text:p>16935296667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666891" calcext:value-type="float">
            <text:p>16935296668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66991" calcext:value-type="float">
            <text:p>16935296669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67091" calcext:value-type="float">
            <text:p>16935296670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67191" calcext:value-type="float">
            <text:p>16935296671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67291" calcext:value-type="float">
            <text:p>16935296672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67391" calcext:value-type="float">
            <text:p>16935296673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667491" calcext:value-type="float">
            <text:p>16935296674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67591" calcext:value-type="float">
            <text:p>16935296675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67691" calcext:value-type="float">
            <text:p>16935296676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67792" calcext:value-type="float">
            <text:p>1693529667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67891" calcext:value-type="float">
            <text:p>16935296678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67991" calcext:value-type="float">
            <text:p>16935296679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668091" calcext:value-type="float">
            <text:p>16935296680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68191" calcext:value-type="float">
            <text:p>16935296681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68291" calcext:value-type="float">
            <text:p>16935296682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668391" calcext:value-type="float">
            <text:p>16935296683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68491" calcext:value-type="float">
            <text:p>16935296684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68591" calcext:value-type="float">
            <text:p>16935296685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668691" calcext:value-type="float">
            <text:p>16935296686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68791" calcext:value-type="float">
            <text:p>16935296687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68891" calcext:value-type="float">
            <text:p>16935296688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668991" calcext:value-type="float">
            <text:p>16935296689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69091" calcext:value-type="float">
            <text:p>16935296690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69191" calcext:value-type="float">
            <text:p>16935296691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669291" calcext:value-type="float">
            <text:p>16935296692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69391" calcext:value-type="float">
            <text:p>16935296693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69491" calcext:value-type="float">
            <text:p>16935296694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669591" calcext:value-type="float">
            <text:p>16935296695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69691" calcext:value-type="float">
            <text:p>16935296696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69791" calcext:value-type="float">
            <text:p>16935296697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69891" calcext:value-type="float">
            <text:p>16935296698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69991" calcext:value-type="float">
            <text:p>16935296699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70091" calcext:value-type="float">
            <text:p>16935296700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70191" calcext:value-type="float">
            <text:p>16935296701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70291" calcext:value-type="float">
            <text:p>16935296702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70391" calcext:value-type="float">
            <text:p>16935296703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70491" calcext:value-type="float">
            <text:p>16935296704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70591" calcext:value-type="float">
            <text:p>16935296705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70691" calcext:value-type="float">
            <text:p>16935296706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70791" calcext:value-type="float">
            <text:p>16935296707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70891" calcext:value-type="float">
            <text:p>16935296708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5" calcext:value-type="float">
            <text:p>3,85</text:p>
          </table:table-cell>
          <table:table-cell office:value-type="float" office:value="1693529670991" calcext:value-type="float">
            <text:p>16935296709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71091" calcext:value-type="float">
            <text:p>16935296710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671191" calcext:value-type="float">
            <text:p>16935296711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671291" calcext:value-type="float">
            <text:p>16935296712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71391" calcext:value-type="float">
            <text:p>16935296713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71491" calcext:value-type="float">
            <text:p>16935296714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71591" calcext:value-type="float">
            <text:p>16935296715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671691" calcext:value-type="float">
            <text:p>16935296716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71791" calcext:value-type="float">
            <text:p>16935296717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71891" calcext:value-type="float">
            <text:p>16935296718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671991" calcext:value-type="float">
            <text:p>16935296719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72091" calcext:value-type="float">
            <text:p>16935296720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72191" calcext:value-type="float">
            <text:p>16935296721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72291" calcext:value-type="float">
            <text:p>16935296722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672391" calcext:value-type="float">
            <text:p>16935296723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672491" calcext:value-type="float">
            <text:p>16935296724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72591" calcext:value-type="float">
            <text:p>16935296725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72691" calcext:value-type="float">
            <text:p>16935296726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72792" calcext:value-type="float">
            <text:p>1693529672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72891" calcext:value-type="float">
            <text:p>16935296728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72991" calcext:value-type="float">
            <text:p>16935296729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4" calcext:value-type="float">
            <text:p>3,94</text:p>
          </table:table-cell>
          <table:table-cell office:value-type="float" office:value="1693529673091" calcext:value-type="float">
            <text:p>16935296730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73191" calcext:value-type="float">
            <text:p>16935296731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73291" calcext:value-type="float">
            <text:p>16935296732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73391" calcext:value-type="float">
            <text:p>16935296733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73491" calcext:value-type="float">
            <text:p>16935296734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673591" calcext:value-type="float">
            <text:p>16935296735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73691" calcext:value-type="float">
            <text:p>16935296736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673791" calcext:value-type="float">
            <text:p>16935296737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673892" calcext:value-type="float">
            <text:p>1693529673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4" calcext:value-type="float">
            <text:p>3,94</text:p>
          </table:table-cell>
          <table:table-cell office:value-type="float" office:value="1693529673991" calcext:value-type="float">
            <text:p>16935296739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74091" calcext:value-type="float">
            <text:p>16935296740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674192" calcext:value-type="float">
            <text:p>1693529674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74291" calcext:value-type="float">
            <text:p>16935296742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674391" calcext:value-type="float">
            <text:p>16935296743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674491" calcext:value-type="float">
            <text:p>16935296744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74591" calcext:value-type="float">
            <text:p>16935296745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74692" calcext:value-type="float">
            <text:p>1693529674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74792" calcext:value-type="float">
            <text:p>1693529674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74892" calcext:value-type="float">
            <text:p>1693529674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74992" calcext:value-type="float">
            <text:p>1693529674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75092" calcext:value-type="float">
            <text:p>1693529675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75191" calcext:value-type="float">
            <text:p>16935296751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75291" calcext:value-type="float">
            <text:p>16935296752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75391" calcext:value-type="float">
            <text:p>16935296753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75491" calcext:value-type="float">
            <text:p>16935296754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75591" calcext:value-type="float">
            <text:p>16935296755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675691" calcext:value-type="float">
            <text:p>16935296756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675791" calcext:value-type="float">
            <text:p>16935296757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75891" calcext:value-type="float">
            <text:p>16935296758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75991" calcext:value-type="float">
            <text:p>16935296759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76091" calcext:value-type="float">
            <text:p>16935296760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76191" calcext:value-type="float">
            <text:p>16935296761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76291" calcext:value-type="float">
            <text:p>16935296762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76391" calcext:value-type="float">
            <text:p>16935296763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76491" calcext:value-type="float">
            <text:p>16935296764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76591" calcext:value-type="float">
            <text:p>16935296765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76691" calcext:value-type="float">
            <text:p>16935296766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76791" calcext:value-type="float">
            <text:p>16935296767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76891" calcext:value-type="float">
            <text:p>16935296768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676991" calcext:value-type="float">
            <text:p>16935296769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77091" calcext:value-type="float">
            <text:p>16935296770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77191" calcext:value-type="float">
            <text:p>16935296771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77291" calcext:value-type="float">
            <text:p>16935296772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77391" calcext:value-type="float">
            <text:p>16935296773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77492" calcext:value-type="float">
            <text:p>1693529677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677591" calcext:value-type="float">
            <text:p>16935296775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677691" calcext:value-type="float">
            <text:p>16935296776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77792" calcext:value-type="float">
            <text:p>1693529677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677891" calcext:value-type="float">
            <text:p>16935296778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677991" calcext:value-type="float">
            <text:p>16935296779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78091" calcext:value-type="float">
            <text:p>16935296780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78191" calcext:value-type="float">
            <text:p>16935296781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78292" calcext:value-type="float">
            <text:p>1693529678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6" calcext:value-type="float">
            <text:p>3,96</text:p>
          </table:table-cell>
          <table:table-cell office:value-type="float" office:value="1693529678391" calcext:value-type="float">
            <text:p>16935296783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78491" calcext:value-type="float">
            <text:p>16935296784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678591" calcext:value-type="float">
            <text:p>16935296785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78691" calcext:value-type="float">
            <text:p>16935296786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78791" calcext:value-type="float">
            <text:p>16935296787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78892" calcext:value-type="float">
            <text:p>1693529678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78991" calcext:value-type="float">
            <text:p>16935296789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679091" calcext:value-type="float">
            <text:p>16935296790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79191" calcext:value-type="float">
            <text:p>16935296791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79291" calcext:value-type="float">
            <text:p>16935296792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679391" calcext:value-type="float">
            <text:p>16935296793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79492" calcext:value-type="float">
            <text:p>1693529679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79592" calcext:value-type="float">
            <text:p>1693529679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79691" calcext:value-type="float">
            <text:p>16935296796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79792" calcext:value-type="float">
            <text:p>1693529679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679891" calcext:value-type="float">
            <text:p>16935296798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79992" calcext:value-type="float">
            <text:p>1693529679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80091" calcext:value-type="float">
            <text:p>16935296800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80191" calcext:value-type="float">
            <text:p>16935296801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80291" calcext:value-type="float">
            <text:p>16935296802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80391" calcext:value-type="float">
            <text:p>16935296803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80492" calcext:value-type="float">
            <text:p>1693529680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680591" calcext:value-type="float">
            <text:p>16935296805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4" calcext:value-type="float">
            <text:p>3,94</text:p>
          </table:table-cell>
          <table:table-cell office:value-type="float" office:value="1693529680691" calcext:value-type="float">
            <text:p>16935296806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680791" calcext:value-type="float">
            <text:p>16935296807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80892" calcext:value-type="float">
            <text:p>1693529680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80992" calcext:value-type="float">
            <text:p>1693529680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681092" calcext:value-type="float">
            <text:p>1693529681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681192" calcext:value-type="float">
            <text:p>1693529681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81292" calcext:value-type="float">
            <text:p>1693529681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81392" calcext:value-type="float">
            <text:p>1693529681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81492" calcext:value-type="float">
            <text:p>1693529681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81592" calcext:value-type="float">
            <text:p>1693529681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681691" calcext:value-type="float">
            <text:p>16935296816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81792" calcext:value-type="float">
            <text:p>1693529681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681892" calcext:value-type="float">
            <text:p>1693529681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81991" calcext:value-type="float">
            <text:p>169352968199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682092" calcext:value-type="float">
            <text:p>1693529682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82192" calcext:value-type="float">
            <text:p>1693529682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82292" calcext:value-type="float">
            <text:p>1693529682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82392" calcext:value-type="float">
            <text:p>1693529682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682492" calcext:value-type="float">
            <text:p>1693529682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82592" calcext:value-type="float">
            <text:p>1693529682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82692" calcext:value-type="float">
            <text:p>1693529682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82792" calcext:value-type="float">
            <text:p>1693529682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82892" calcext:value-type="float">
            <text:p>1693529682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682992" calcext:value-type="float">
            <text:p>1693529682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683092" calcext:value-type="float">
            <text:p>1693529683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83192" calcext:value-type="float">
            <text:p>1693529683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683292" calcext:value-type="float">
            <text:p>1693529683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83392" calcext:value-type="float">
            <text:p>1693529683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83492" calcext:value-type="float">
            <text:p>1693529683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83592" calcext:value-type="float">
            <text:p>1693529683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683692" calcext:value-type="float">
            <text:p>1693529683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83792" calcext:value-type="float">
            <text:p>1693529683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83892" calcext:value-type="float">
            <text:p>1693529683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83992" calcext:value-type="float">
            <text:p>1693529683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84092" calcext:value-type="float">
            <text:p>1693529684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84192" calcext:value-type="float">
            <text:p>1693529684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84292" calcext:value-type="float">
            <text:p>1693529684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84392" calcext:value-type="float">
            <text:p>1693529684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84492" calcext:value-type="float">
            <text:p>1693529684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84592" calcext:value-type="float">
            <text:p>1693529684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84692" calcext:value-type="float">
            <text:p>1693529684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684792" calcext:value-type="float">
            <text:p>1693529684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84892" calcext:value-type="float">
            <text:p>1693529684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84992" calcext:value-type="float">
            <text:p>1693529684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85092" calcext:value-type="float">
            <text:p>1693529685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685192" calcext:value-type="float">
            <text:p>1693529685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85292" calcext:value-type="float">
            <text:p>1693529685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85392" calcext:value-type="float">
            <text:p>1693529685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4" calcext:value-type="float">
            <text:p>3,94</text:p>
          </table:table-cell>
          <table:table-cell office:value-type="float" office:value="1693529685492" calcext:value-type="float">
            <text:p>1693529685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85592" calcext:value-type="float">
            <text:p>1693529685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685692" calcext:value-type="float">
            <text:p>1693529685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85792" calcext:value-type="float">
            <text:p>1693529685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685892" calcext:value-type="float">
            <text:p>1693529685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85992" calcext:value-type="float">
            <text:p>1693529685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686092" calcext:value-type="float">
            <text:p>1693529686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86192" calcext:value-type="float">
            <text:p>1693529686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686292" calcext:value-type="float">
            <text:p>1693529686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86392" calcext:value-type="float">
            <text:p>1693529686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86492" calcext:value-type="float">
            <text:p>1693529686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86592" calcext:value-type="float">
            <text:p>1693529686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86692" calcext:value-type="float">
            <text:p>1693529686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86792" calcext:value-type="float">
            <text:p>1693529686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86892" calcext:value-type="float">
            <text:p>1693529686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86992" calcext:value-type="float">
            <text:p>1693529686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687092" calcext:value-type="float">
            <text:p>1693529687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87192" calcext:value-type="float">
            <text:p>1693529687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87292" calcext:value-type="float">
            <text:p>1693529687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87392" calcext:value-type="float">
            <text:p>1693529687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87492" calcext:value-type="float">
            <text:p>1693529687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87592" calcext:value-type="float">
            <text:p>1693529687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87692" calcext:value-type="float">
            <text:p>1693529687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87792" calcext:value-type="float">
            <text:p>1693529687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87892" calcext:value-type="float">
            <text:p>1693529687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87992" calcext:value-type="float">
            <text:p>1693529687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88092" calcext:value-type="float">
            <text:p>1693529688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88192" calcext:value-type="float">
            <text:p>1693529688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88292" calcext:value-type="float">
            <text:p>1693529688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88392" calcext:value-type="float">
            <text:p>1693529688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688492" calcext:value-type="float">
            <text:p>1693529688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5" calcext:value-type="float">
            <text:p>3,95</text:p>
          </table:table-cell>
          <table:table-cell office:value-type="float" office:value="1693529688592" calcext:value-type="float">
            <text:p>1693529688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88692" calcext:value-type="float">
            <text:p>1693529688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88792" calcext:value-type="float">
            <text:p>1693529688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88892" calcext:value-type="float">
            <text:p>1693529688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5" calcext:value-type="float">
            <text:p>3,85</text:p>
          </table:table-cell>
          <table:table-cell office:value-type="float" office:value="1693529688992" calcext:value-type="float">
            <text:p>1693529688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89092" calcext:value-type="float">
            <text:p>1693529689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89192" calcext:value-type="float">
            <text:p>1693529689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89292" calcext:value-type="float">
            <text:p>1693529689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89392" calcext:value-type="float">
            <text:p>1693529689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4" calcext:value-type="float">
            <text:p>3,84</text:p>
          </table:table-cell>
          <table:table-cell office:value-type="float" office:value="1693529689492" calcext:value-type="float">
            <text:p>1693529689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4" calcext:value-type="float">
            <text:p>3,94</text:p>
          </table:table-cell>
          <table:table-cell office:value-type="float" office:value="1693529689592" calcext:value-type="float">
            <text:p>1693529689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89692" calcext:value-type="float">
            <text:p>1693529689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89792" calcext:value-type="float">
            <text:p>1693529689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89892" calcext:value-type="float">
            <text:p>1693529689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89992" calcext:value-type="float">
            <text:p>1693529689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690092" calcext:value-type="float">
            <text:p>1693529690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690192" calcext:value-type="float">
            <text:p>1693529690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90292" calcext:value-type="float">
            <text:p>1693529690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90392" calcext:value-type="float">
            <text:p>1693529690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90492" calcext:value-type="float">
            <text:p>1693529690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690592" calcext:value-type="float">
            <text:p>1693529690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690692" calcext:value-type="float">
            <text:p>1693529690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90792" calcext:value-type="float">
            <text:p>1693529690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90892" calcext:value-type="float">
            <text:p>1693529690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90992" calcext:value-type="float">
            <text:p>1693529690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91092" calcext:value-type="float">
            <text:p>1693529691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91192" calcext:value-type="float">
            <text:p>1693529691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91292" calcext:value-type="float">
            <text:p>1693529691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91392" calcext:value-type="float">
            <text:p>1693529691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691492" calcext:value-type="float">
            <text:p>1693529691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91592" calcext:value-type="float">
            <text:p>1693529691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91692" calcext:value-type="float">
            <text:p>1693529691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91792" calcext:value-type="float">
            <text:p>1693529691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691892" calcext:value-type="float">
            <text:p>1693529691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91992" calcext:value-type="float">
            <text:p>1693529691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92092" calcext:value-type="float">
            <text:p>1693529692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92192" calcext:value-type="float">
            <text:p>1693529692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92292" calcext:value-type="float">
            <text:p>1693529692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92392" calcext:value-type="float">
            <text:p>1693529692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92492" calcext:value-type="float">
            <text:p>1693529692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92592" calcext:value-type="float">
            <text:p>1693529692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92692" calcext:value-type="float">
            <text:p>1693529692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92792" calcext:value-type="float">
            <text:p>1693529692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92892" calcext:value-type="float">
            <text:p>1693529692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692992" calcext:value-type="float">
            <text:p>1693529692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93092" calcext:value-type="float">
            <text:p>1693529693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693192" calcext:value-type="float">
            <text:p>1693529693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93292" calcext:value-type="float">
            <text:p>1693529693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93392" calcext:value-type="float">
            <text:p>1693529693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93492" calcext:value-type="float">
            <text:p>1693529693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93592" calcext:value-type="float">
            <text:p>1693529693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93692" calcext:value-type="float">
            <text:p>1693529693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93792" calcext:value-type="float">
            <text:p>1693529693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93892" calcext:value-type="float">
            <text:p>1693529693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693992" calcext:value-type="float">
            <text:p>1693529693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94092" calcext:value-type="float">
            <text:p>1693529694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694192" calcext:value-type="float">
            <text:p>1693529694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94292" calcext:value-type="float">
            <text:p>1693529694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94392" calcext:value-type="float">
            <text:p>1693529694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94492" calcext:value-type="float">
            <text:p>1693529694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94592" calcext:value-type="float">
            <text:p>1693529694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94692" calcext:value-type="float">
            <text:p>1693529694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94792" calcext:value-type="float">
            <text:p>1693529694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94892" calcext:value-type="float">
            <text:p>1693529694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95092" calcext:value-type="float">
            <text:p>1693529695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95192" calcext:value-type="float">
            <text:p>1693529695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95292" calcext:value-type="float">
            <text:p>1693529695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95392" calcext:value-type="float">
            <text:p>1693529695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95492" calcext:value-type="float">
            <text:p>1693529695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95592" calcext:value-type="float">
            <text:p>1693529695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95692" calcext:value-type="float">
            <text:p>1693529695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695792" calcext:value-type="float">
            <text:p>1693529695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95892" calcext:value-type="float">
            <text:p>1693529695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95992" calcext:value-type="float">
            <text:p>1693529695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96092" calcext:value-type="float">
            <text:p>1693529696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96192" calcext:value-type="float">
            <text:p>1693529696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96292" calcext:value-type="float">
            <text:p>1693529696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96392" calcext:value-type="float">
            <text:p>1693529696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696492" calcext:value-type="float">
            <text:p>1693529696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96592" calcext:value-type="float">
            <text:p>1693529696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696692" calcext:value-type="float">
            <text:p>1693529696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696792" calcext:value-type="float">
            <text:p>1693529696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96892" calcext:value-type="float">
            <text:p>1693529696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96992" calcext:value-type="float">
            <text:p>1693529696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4" calcext:value-type="float">
            <text:p>3,94</text:p>
          </table:table-cell>
          <table:table-cell office:value-type="float" office:value="1693529697092" calcext:value-type="float">
            <text:p>1693529697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97192" calcext:value-type="float">
            <text:p>1693529697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97292" calcext:value-type="float">
            <text:p>1693529697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697392" calcext:value-type="float">
            <text:p>1693529697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97492" calcext:value-type="float">
            <text:p>1693529697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697592" calcext:value-type="float">
            <text:p>1693529697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97692" calcext:value-type="float">
            <text:p>1693529697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97792" calcext:value-type="float">
            <text:p>1693529697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97892" calcext:value-type="float">
            <text:p>1693529697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97992" calcext:value-type="float">
            <text:p>1693529697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98092" calcext:value-type="float">
            <text:p>1693529698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98192" calcext:value-type="float">
            <text:p>1693529698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98292" calcext:value-type="float">
            <text:p>1693529698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98392" calcext:value-type="float">
            <text:p>1693529698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98492" calcext:value-type="float">
            <text:p>1693529698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698592" calcext:value-type="float">
            <text:p>1693529698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98692" calcext:value-type="float">
            <text:p>1693529698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98792" calcext:value-type="float">
            <text:p>1693529698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98892" calcext:value-type="float">
            <text:p>1693529698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98992" calcext:value-type="float">
            <text:p>1693529698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99092" calcext:value-type="float">
            <text:p>1693529699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99192" calcext:value-type="float">
            <text:p>1693529699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99292" calcext:value-type="float">
            <text:p>1693529699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699392" calcext:value-type="float">
            <text:p>1693529699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699492" calcext:value-type="float">
            <text:p>1693529699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699592" calcext:value-type="float">
            <text:p>1693529699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699692" calcext:value-type="float">
            <text:p>1693529699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99792" calcext:value-type="float">
            <text:p>1693529699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699892" calcext:value-type="float">
            <text:p>1693529699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4" calcext:value-type="float">
            <text:p>3,94</text:p>
          </table:table-cell>
          <table:table-cell office:value-type="float" office:value="1693529699992" calcext:value-type="float">
            <text:p>1693529699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00092" calcext:value-type="float">
            <text:p>1693529700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00192" calcext:value-type="float">
            <text:p>1693529700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00292" calcext:value-type="float">
            <text:p>1693529700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00392" calcext:value-type="float">
            <text:p>1693529700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00492" calcext:value-type="float">
            <text:p>1693529700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00592" calcext:value-type="float">
            <text:p>1693529700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00692" calcext:value-type="float">
            <text:p>1693529700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00792" calcext:value-type="float">
            <text:p>1693529700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00892" calcext:value-type="float">
            <text:p>1693529700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00992" calcext:value-type="float">
            <text:p>1693529700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5" calcext:value-type="float">
            <text:p>3,85</text:p>
          </table:table-cell>
          <table:table-cell office:value-type="float" office:value="1693529701092" calcext:value-type="float">
            <text:p>1693529701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01192" calcext:value-type="float">
            <text:p>1693529701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701292" calcext:value-type="float">
            <text:p>1693529701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01392" calcext:value-type="float">
            <text:p>1693529701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01492" calcext:value-type="float">
            <text:p>1693529701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01592" calcext:value-type="float">
            <text:p>1693529701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01692" calcext:value-type="float">
            <text:p>1693529701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01792" calcext:value-type="float">
            <text:p>1693529701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01892" calcext:value-type="float">
            <text:p>1693529701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01992" calcext:value-type="float">
            <text:p>1693529701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02092" calcext:value-type="float">
            <text:p>1693529702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02192" calcext:value-type="float">
            <text:p>1693529702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02292" calcext:value-type="float">
            <text:p>1693529702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702392" calcext:value-type="float">
            <text:p>1693529702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02492" calcext:value-type="float">
            <text:p>1693529702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02592" calcext:value-type="float">
            <text:p>1693529702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02692" calcext:value-type="float">
            <text:p>1693529702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02792" calcext:value-type="float">
            <text:p>1693529702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02892" calcext:value-type="float">
            <text:p>1693529702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02992" calcext:value-type="float">
            <text:p>1693529702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03092" calcext:value-type="float">
            <text:p>1693529703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03192" calcext:value-type="float">
            <text:p>1693529703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03292" calcext:value-type="float">
            <text:p>1693529703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03392" calcext:value-type="float">
            <text:p>1693529703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703492" calcext:value-type="float">
            <text:p>1693529703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03592" calcext:value-type="float">
            <text:p>1693529703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03692" calcext:value-type="float">
            <text:p>1693529703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03792" calcext:value-type="float">
            <text:p>1693529703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03892" calcext:value-type="float">
            <text:p>1693529703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03992" calcext:value-type="float">
            <text:p>1693529703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04092" calcext:value-type="float">
            <text:p>1693529704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04192" calcext:value-type="float">
            <text:p>1693529704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04292" calcext:value-type="float">
            <text:p>1693529704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04392" calcext:value-type="float">
            <text:p>1693529704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04492" calcext:value-type="float">
            <text:p>1693529704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5" calcext:value-type="float">
            <text:p>3,85</text:p>
          </table:table-cell>
          <table:table-cell office:value-type="float" office:value="1693529704592" calcext:value-type="float">
            <text:p>1693529704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704692" calcext:value-type="float">
            <text:p>1693529704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704792" calcext:value-type="float">
            <text:p>1693529704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04892" calcext:value-type="float">
            <text:p>1693529704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04992" calcext:value-type="float">
            <text:p>1693529704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05092" calcext:value-type="float">
            <text:p>1693529705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05192" calcext:value-type="float">
            <text:p>1693529705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05292" calcext:value-type="float">
            <text:p>1693529705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05392" calcext:value-type="float">
            <text:p>1693529705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05492" calcext:value-type="float">
            <text:p>1693529705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05592" calcext:value-type="float">
            <text:p>1693529705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05692" calcext:value-type="float">
            <text:p>1693529705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05792" calcext:value-type="float">
            <text:p>1693529705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05892" calcext:value-type="float">
            <text:p>1693529705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05992" calcext:value-type="float">
            <text:p>1693529705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06092" calcext:value-type="float">
            <text:p>1693529706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06192" calcext:value-type="float">
            <text:p>1693529706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06292" calcext:value-type="float">
            <text:p>1693529706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06392" calcext:value-type="float">
            <text:p>1693529706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706492" calcext:value-type="float">
            <text:p>1693529706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06592" calcext:value-type="float">
            <text:p>1693529706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06692" calcext:value-type="float">
            <text:p>1693529706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06792" calcext:value-type="float">
            <text:p>1693529706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06892" calcext:value-type="float">
            <text:p>1693529706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706992" calcext:value-type="float">
            <text:p>1693529706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07092" calcext:value-type="float">
            <text:p>1693529707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07192" calcext:value-type="float">
            <text:p>1693529707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07292" calcext:value-type="float">
            <text:p>1693529707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07392" calcext:value-type="float">
            <text:p>1693529707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07492" calcext:value-type="float">
            <text:p>1693529707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07592" calcext:value-type="float">
            <text:p>1693529707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07692" calcext:value-type="float">
            <text:p>1693529707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07792" calcext:value-type="float">
            <text:p>1693529707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07892" calcext:value-type="float">
            <text:p>1693529707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07992" calcext:value-type="float">
            <text:p>1693529707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708092" calcext:value-type="float">
            <text:p>1693529708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08192" calcext:value-type="float">
            <text:p>1693529708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08292" calcext:value-type="float">
            <text:p>1693529708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08392" calcext:value-type="float">
            <text:p>1693529708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08492" calcext:value-type="float">
            <text:p>1693529708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08592" calcext:value-type="float">
            <text:p>1693529708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08692" calcext:value-type="float">
            <text:p>1693529708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08792" calcext:value-type="float">
            <text:p>1693529708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708892" calcext:value-type="float">
            <text:p>1693529708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08992" calcext:value-type="float">
            <text:p>1693529708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09092" calcext:value-type="float">
            <text:p>1693529709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09192" calcext:value-type="float">
            <text:p>1693529709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09292" calcext:value-type="float">
            <text:p>1693529709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09392" calcext:value-type="float">
            <text:p>1693529709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09492" calcext:value-type="float">
            <text:p>1693529709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709592" calcext:value-type="float">
            <text:p>1693529709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09692" calcext:value-type="float">
            <text:p>1693529709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09792" calcext:value-type="float">
            <text:p>1693529709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09892" calcext:value-type="float">
            <text:p>1693529709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09992" calcext:value-type="float">
            <text:p>1693529709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710092" calcext:value-type="float">
            <text:p>1693529710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10192" calcext:value-type="float">
            <text:p>1693529710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10292" calcext:value-type="float">
            <text:p>1693529710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10392" calcext:value-type="float">
            <text:p>1693529710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10492" calcext:value-type="float">
            <text:p>1693529710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710593" calcext:value-type="float">
            <text:p>16935297105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10692" calcext:value-type="float">
            <text:p>1693529710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10792" calcext:value-type="float">
            <text:p>1693529710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10892" calcext:value-type="float">
            <text:p>1693529710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10992" calcext:value-type="float">
            <text:p>1693529710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11092" calcext:value-type="float">
            <text:p>1693529711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11192" calcext:value-type="float">
            <text:p>1693529711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711292" calcext:value-type="float">
            <text:p>1693529711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4" calcext:value-type="float">
            <text:p>3,94</text:p>
          </table:table-cell>
          <table:table-cell office:value-type="float" office:value="1693529711392" calcext:value-type="float">
            <text:p>1693529711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11492" calcext:value-type="float">
            <text:p>1693529711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11592" calcext:value-type="float">
            <text:p>1693529711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11692" calcext:value-type="float">
            <text:p>1693529711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11792" calcext:value-type="float">
            <text:p>1693529711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11892" calcext:value-type="float">
            <text:p>1693529711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11992" calcext:value-type="float">
            <text:p>1693529711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12092" calcext:value-type="float">
            <text:p>1693529712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12192" calcext:value-type="float">
            <text:p>1693529712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12292" calcext:value-type="float">
            <text:p>1693529712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12392" calcext:value-type="float">
            <text:p>1693529712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12492" calcext:value-type="float">
            <text:p>1693529712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12592" calcext:value-type="float">
            <text:p>1693529712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12692" calcext:value-type="float">
            <text:p>1693529712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12792" calcext:value-type="float">
            <text:p>1693529712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12892" calcext:value-type="float">
            <text:p>1693529712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12992" calcext:value-type="float">
            <text:p>1693529712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13092" calcext:value-type="float">
            <text:p>1693529713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13192" calcext:value-type="float">
            <text:p>1693529713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13292" calcext:value-type="float">
            <text:p>1693529713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13392" calcext:value-type="float">
            <text:p>1693529713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13492" calcext:value-type="float">
            <text:p>1693529713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13592" calcext:value-type="float">
            <text:p>1693529713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13692" calcext:value-type="float">
            <text:p>1693529713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13792" calcext:value-type="float">
            <text:p>1693529713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13892" calcext:value-type="float">
            <text:p>1693529713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13992" calcext:value-type="float">
            <text:p>1693529713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14092" calcext:value-type="float">
            <text:p>1693529714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14192" calcext:value-type="float">
            <text:p>1693529714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14292" calcext:value-type="float">
            <text:p>1693529714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14392" calcext:value-type="float">
            <text:p>1693529714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714492" calcext:value-type="float">
            <text:p>1693529714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14592" calcext:value-type="float">
            <text:p>1693529714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14692" calcext:value-type="float">
            <text:p>1693529714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14792" calcext:value-type="float">
            <text:p>1693529714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14892" calcext:value-type="float">
            <text:p>1693529714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14992" calcext:value-type="float">
            <text:p>1693529714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15092" calcext:value-type="float">
            <text:p>1693529715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15192" calcext:value-type="float">
            <text:p>1693529715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15292" calcext:value-type="float">
            <text:p>1693529715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15392" calcext:value-type="float">
            <text:p>1693529715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715492" calcext:value-type="float">
            <text:p>1693529715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15592" calcext:value-type="float">
            <text:p>1693529715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15692" calcext:value-type="float">
            <text:p>1693529715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15792" calcext:value-type="float">
            <text:p>1693529715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15892" calcext:value-type="float">
            <text:p>1693529715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15992" calcext:value-type="float">
            <text:p>1693529715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16092" calcext:value-type="float">
            <text:p>1693529716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716192" calcext:value-type="float">
            <text:p>1693529716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716292" calcext:value-type="float">
            <text:p>1693529716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16392" calcext:value-type="float">
            <text:p>1693529716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16492" calcext:value-type="float">
            <text:p>1693529716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16592" calcext:value-type="float">
            <text:p>1693529716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16692" calcext:value-type="float">
            <text:p>1693529716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16792" calcext:value-type="float">
            <text:p>1693529716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16892" calcext:value-type="float">
            <text:p>1693529716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16992" calcext:value-type="float">
            <text:p>1693529716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4" calcext:value-type="float">
            <text:p>3,94</text:p>
          </table:table-cell>
          <table:table-cell office:value-type="float" office:value="1693529717092" calcext:value-type="float">
            <text:p>1693529717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17192" calcext:value-type="float">
            <text:p>1693529717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17292" calcext:value-type="float">
            <text:p>1693529717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17392" calcext:value-type="float">
            <text:p>1693529717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17492" calcext:value-type="float">
            <text:p>1693529717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17592" calcext:value-type="float">
            <text:p>1693529717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17692" calcext:value-type="float">
            <text:p>1693529717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17792" calcext:value-type="float">
            <text:p>1693529717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17892" calcext:value-type="float">
            <text:p>1693529717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17992" calcext:value-type="float">
            <text:p>1693529717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18092" calcext:value-type="float">
            <text:p>1693529718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18192" calcext:value-type="float">
            <text:p>1693529718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18292" calcext:value-type="float">
            <text:p>1693529718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18392" calcext:value-type="float">
            <text:p>1693529718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18492" calcext:value-type="float">
            <text:p>1693529718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18592" calcext:value-type="float">
            <text:p>1693529718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18692" calcext:value-type="float">
            <text:p>1693529718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18792" calcext:value-type="float">
            <text:p>1693529718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18892" calcext:value-type="float">
            <text:p>1693529718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18992" calcext:value-type="float">
            <text:p>1693529718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19092" calcext:value-type="float">
            <text:p>1693529719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19192" calcext:value-type="float">
            <text:p>1693529719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19292" calcext:value-type="float">
            <text:p>1693529719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19392" calcext:value-type="float">
            <text:p>1693529719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19492" calcext:value-type="float">
            <text:p>1693529719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19592" calcext:value-type="float">
            <text:p>1693529719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19692" calcext:value-type="float">
            <text:p>1693529719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19792" calcext:value-type="float">
            <text:p>1693529719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19892" calcext:value-type="float">
            <text:p>1693529719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19992" calcext:value-type="float">
            <text:p>1693529719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20092" calcext:value-type="float">
            <text:p>1693529720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20192" calcext:value-type="float">
            <text:p>1693529720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20292" calcext:value-type="float">
            <text:p>1693529720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20392" calcext:value-type="float">
            <text:p>1693529720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720492" calcext:value-type="float">
            <text:p>1693529720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20592" calcext:value-type="float">
            <text:p>1693529720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20692" calcext:value-type="float">
            <text:p>1693529720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20792" calcext:value-type="float">
            <text:p>1693529720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20892" calcext:value-type="float">
            <text:p>1693529720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20992" calcext:value-type="float">
            <text:p>1693529720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721092" calcext:value-type="float">
            <text:p>1693529721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21192" calcext:value-type="float">
            <text:p>1693529721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21292" calcext:value-type="float">
            <text:p>1693529721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21392" calcext:value-type="float">
            <text:p>1693529721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21492" calcext:value-type="float">
            <text:p>1693529721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21592" calcext:value-type="float">
            <text:p>1693529721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21692" calcext:value-type="float">
            <text:p>1693529721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21792" calcext:value-type="float">
            <text:p>1693529721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21892" calcext:value-type="float">
            <text:p>1693529721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21992" calcext:value-type="float">
            <text:p>1693529721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22092" calcext:value-type="float">
            <text:p>1693529722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22192" calcext:value-type="float">
            <text:p>1693529722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22292" calcext:value-type="float">
            <text:p>1693529722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22392" calcext:value-type="float">
            <text:p>1693529722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22492" calcext:value-type="float">
            <text:p>1693529722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22592" calcext:value-type="float">
            <text:p>1693529722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22692" calcext:value-type="float">
            <text:p>1693529722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722792" calcext:value-type="float">
            <text:p>1693529722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722892" calcext:value-type="float">
            <text:p>1693529722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5" calcext:value-type="float">
            <text:p>3,95</text:p>
          </table:table-cell>
          <table:table-cell office:value-type="float" office:value="1693529722992" calcext:value-type="float">
            <text:p>1693529722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23092" calcext:value-type="float">
            <text:p>1693529723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23192" calcext:value-type="float">
            <text:p>1693529723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23292" calcext:value-type="float">
            <text:p>1693529723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23392" calcext:value-type="float">
            <text:p>1693529723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723492" calcext:value-type="float">
            <text:p>1693529723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723592" calcext:value-type="float">
            <text:p>1693529723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23692" calcext:value-type="float">
            <text:p>1693529723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23792" calcext:value-type="float">
            <text:p>1693529723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23892" calcext:value-type="float">
            <text:p>1693529723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23992" calcext:value-type="float">
            <text:p>1693529723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24092" calcext:value-type="float">
            <text:p>1693529724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24192" calcext:value-type="float">
            <text:p>1693529724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24292" calcext:value-type="float">
            <text:p>1693529724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24392" calcext:value-type="float">
            <text:p>1693529724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24492" calcext:value-type="float">
            <text:p>1693529724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24592" calcext:value-type="float">
            <text:p>1693529724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24692" calcext:value-type="float">
            <text:p>1693529724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724792" calcext:value-type="float">
            <text:p>1693529724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24892" calcext:value-type="float">
            <text:p>1693529724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24992" calcext:value-type="float">
            <text:p>1693529724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25092" calcext:value-type="float">
            <text:p>1693529725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25192" calcext:value-type="float">
            <text:p>1693529725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25292" calcext:value-type="float">
            <text:p>1693529725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25392" calcext:value-type="float">
            <text:p>1693529725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25492" calcext:value-type="float">
            <text:p>1693529725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25592" calcext:value-type="float">
            <text:p>1693529725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25692" calcext:value-type="float">
            <text:p>1693529725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25792" calcext:value-type="float">
            <text:p>1693529725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25892" calcext:value-type="float">
            <text:p>1693529725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25992" calcext:value-type="float">
            <text:p>1693529725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26092" calcext:value-type="float">
            <text:p>1693529726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26192" calcext:value-type="float">
            <text:p>1693529726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726292" calcext:value-type="float">
            <text:p>1693529726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26392" calcext:value-type="float">
            <text:p>1693529726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26493" calcext:value-type="float">
            <text:p>16935297264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26592" calcext:value-type="float">
            <text:p>1693529726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26692" calcext:value-type="float">
            <text:p>1693529726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26792" calcext:value-type="float">
            <text:p>1693529726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26892" calcext:value-type="float">
            <text:p>1693529726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26992" calcext:value-type="float">
            <text:p>1693529726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27092" calcext:value-type="float">
            <text:p>1693529727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27192" calcext:value-type="float">
            <text:p>1693529727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27292" calcext:value-type="float">
            <text:p>1693529727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27392" calcext:value-type="float">
            <text:p>1693529727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27492" calcext:value-type="float">
            <text:p>1693529727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727592" calcext:value-type="float">
            <text:p>1693529727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27692" calcext:value-type="float">
            <text:p>1693529727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27792" calcext:value-type="float">
            <text:p>1693529727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27892" calcext:value-type="float">
            <text:p>1693529727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27992" calcext:value-type="float">
            <text:p>1693529727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28092" calcext:value-type="float">
            <text:p>1693529728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28192" calcext:value-type="float">
            <text:p>1693529728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28292" calcext:value-type="float">
            <text:p>1693529728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28392" calcext:value-type="float">
            <text:p>1693529728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28492" calcext:value-type="float">
            <text:p>1693529728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28592" calcext:value-type="float">
            <text:p>1693529728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28692" calcext:value-type="float">
            <text:p>1693529728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28793" calcext:value-type="float">
            <text:p>16935297287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28892" calcext:value-type="float">
            <text:p>1693529728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28992" calcext:value-type="float">
            <text:p>1693529728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29092" calcext:value-type="float">
            <text:p>1693529729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29192" calcext:value-type="float">
            <text:p>1693529729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29292" calcext:value-type="float">
            <text:p>1693529729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29392" calcext:value-type="float">
            <text:p>1693529729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29492" calcext:value-type="float">
            <text:p>1693529729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29592" calcext:value-type="float">
            <text:p>1693529729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29692" calcext:value-type="float">
            <text:p>1693529729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29792" calcext:value-type="float">
            <text:p>1693529729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729892" calcext:value-type="float">
            <text:p>1693529729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29992" calcext:value-type="float">
            <text:p>1693529729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4" calcext:value-type="float">
            <text:p>3,94</text:p>
          </table:table-cell>
          <table:table-cell office:value-type="float" office:value="1693529730092" calcext:value-type="float">
            <text:p>1693529730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30192" calcext:value-type="float">
            <text:p>1693529730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30292" calcext:value-type="float">
            <text:p>1693529730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30392" calcext:value-type="float">
            <text:p>1693529730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730492" calcext:value-type="float">
            <text:p>1693529730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30592" calcext:value-type="float">
            <text:p>1693529730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730692" calcext:value-type="float">
            <text:p>1693529730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30792" calcext:value-type="float">
            <text:p>1693529730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730892" calcext:value-type="float">
            <text:p>1693529730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30992" calcext:value-type="float">
            <text:p>1693529730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731092" calcext:value-type="float">
            <text:p>1693529731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31192" calcext:value-type="float">
            <text:p>1693529731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31292" calcext:value-type="float">
            <text:p>1693529731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31392" calcext:value-type="float">
            <text:p>1693529731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31492" calcext:value-type="float">
            <text:p>1693529731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31592" calcext:value-type="float">
            <text:p>1693529731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5" calcext:value-type="float">
            <text:p>3,85</text:p>
          </table:table-cell>
          <table:table-cell office:value-type="float" office:value="1693529731692" calcext:value-type="float">
            <text:p>1693529731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31792" calcext:value-type="float">
            <text:p>1693529731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31892" calcext:value-type="float">
            <text:p>1693529731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31992" calcext:value-type="float">
            <text:p>1693529731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32092" calcext:value-type="float">
            <text:p>1693529732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32192" calcext:value-type="float">
            <text:p>1693529732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732292" calcext:value-type="float">
            <text:p>1693529732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732392" calcext:value-type="float">
            <text:p>1693529732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32492" calcext:value-type="float">
            <text:p>1693529732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32592" calcext:value-type="float">
            <text:p>1693529732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32692" calcext:value-type="float">
            <text:p>1693529732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32793" calcext:value-type="float">
            <text:p>16935297327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32892" calcext:value-type="float">
            <text:p>1693529732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32992" calcext:value-type="float">
            <text:p>1693529732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33092" calcext:value-type="float">
            <text:p>1693529733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33192" calcext:value-type="float">
            <text:p>1693529733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4" calcext:value-type="float">
            <text:p>3,94</text:p>
          </table:table-cell>
          <table:table-cell office:value-type="float" office:value="1693529733292" calcext:value-type="float">
            <text:p>1693529733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33392" calcext:value-type="float">
            <text:p>1693529733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33492" calcext:value-type="float">
            <text:p>1693529733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33592" calcext:value-type="float">
            <text:p>1693529733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33692" calcext:value-type="float">
            <text:p>1693529733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4" calcext:value-type="float">
            <text:p>3,94</text:p>
          </table:table-cell>
          <table:table-cell office:value-type="float" office:value="1693529733792" calcext:value-type="float">
            <text:p>1693529733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33892" calcext:value-type="float">
            <text:p>1693529733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33992" calcext:value-type="float">
            <text:p>1693529733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34092" calcext:value-type="float">
            <text:p>1693529734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734192" calcext:value-type="float">
            <text:p>1693529734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734292" calcext:value-type="float">
            <text:p>1693529734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34392" calcext:value-type="float">
            <text:p>1693529734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34492" calcext:value-type="float">
            <text:p>1693529734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34592" calcext:value-type="float">
            <text:p>1693529734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34692" calcext:value-type="float">
            <text:p>1693529734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34792" calcext:value-type="float">
            <text:p>1693529734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34892" calcext:value-type="float">
            <text:p>1693529734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34992" calcext:value-type="float">
            <text:p>1693529734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35092" calcext:value-type="float">
            <text:p>1693529735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35192" calcext:value-type="float">
            <text:p>1693529735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35292" calcext:value-type="float">
            <text:p>1693529735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35392" calcext:value-type="float">
            <text:p>1693529735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35492" calcext:value-type="float">
            <text:p>1693529735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735592" calcext:value-type="float">
            <text:p>1693529735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35692" calcext:value-type="float">
            <text:p>1693529735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35792" calcext:value-type="float">
            <text:p>1693529735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35892" calcext:value-type="float">
            <text:p>1693529735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35992" calcext:value-type="float">
            <text:p>1693529735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36092" calcext:value-type="float">
            <text:p>1693529736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36192" calcext:value-type="float">
            <text:p>1693529736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736292" calcext:value-type="float">
            <text:p>1693529736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36392" calcext:value-type="float">
            <text:p>1693529736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36492" calcext:value-type="float">
            <text:p>1693529736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36592" calcext:value-type="float">
            <text:p>1693529736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36692" calcext:value-type="float">
            <text:p>1693529736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36792" calcext:value-type="float">
            <text:p>1693529736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36892" calcext:value-type="float">
            <text:p>1693529736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36992" calcext:value-type="float">
            <text:p>1693529736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37092" calcext:value-type="float">
            <text:p>1693529737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37192" calcext:value-type="float">
            <text:p>1693529737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37292" calcext:value-type="float">
            <text:p>1693529737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37392" calcext:value-type="float">
            <text:p>1693529737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37492" calcext:value-type="float">
            <text:p>1693529737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37592" calcext:value-type="float">
            <text:p>1693529737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37692" calcext:value-type="float">
            <text:p>1693529737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37793" calcext:value-type="float">
            <text:p>16935297377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37892" calcext:value-type="float">
            <text:p>1693529737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37992" calcext:value-type="float">
            <text:p>1693529737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38092" calcext:value-type="float">
            <text:p>1693529738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38192" calcext:value-type="float">
            <text:p>1693529738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38292" calcext:value-type="float">
            <text:p>1693529738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4" calcext:value-type="float">
            <text:p>3,94</text:p>
          </table:table-cell>
          <table:table-cell office:value-type="float" office:value="1693529738392" calcext:value-type="float">
            <text:p>1693529738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738492" calcext:value-type="float">
            <text:p>1693529738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38592" calcext:value-type="float">
            <text:p>1693529738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38692" calcext:value-type="float">
            <text:p>1693529738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38792" calcext:value-type="float">
            <text:p>1693529738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38892" calcext:value-type="float">
            <text:p>1693529738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38992" calcext:value-type="float">
            <text:p>1693529738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39092" calcext:value-type="float">
            <text:p>1693529739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39192" calcext:value-type="float">
            <text:p>1693529739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39292" calcext:value-type="float">
            <text:p>1693529739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39392" calcext:value-type="float">
            <text:p>1693529739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39492" calcext:value-type="float">
            <text:p>1693529739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39593" calcext:value-type="float">
            <text:p>16935297395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39692" calcext:value-type="float">
            <text:p>1693529739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739792" calcext:value-type="float">
            <text:p>1693529739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39892" calcext:value-type="float">
            <text:p>1693529739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39992" calcext:value-type="float">
            <text:p>1693529739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40092" calcext:value-type="float">
            <text:p>1693529740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40192" calcext:value-type="float">
            <text:p>1693529740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40292" calcext:value-type="float">
            <text:p>1693529740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40392" calcext:value-type="float">
            <text:p>1693529740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40492" calcext:value-type="float">
            <text:p>1693529740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40592" calcext:value-type="float">
            <text:p>1693529740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40692" calcext:value-type="float">
            <text:p>1693529740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40792" calcext:value-type="float">
            <text:p>1693529740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40892" calcext:value-type="float">
            <text:p>1693529740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40992" calcext:value-type="float">
            <text:p>1693529740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41092" calcext:value-type="float">
            <text:p>1693529741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741192" calcext:value-type="float">
            <text:p>1693529741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41292" calcext:value-type="float">
            <text:p>1693529741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41392" calcext:value-type="float">
            <text:p>1693529741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41492" calcext:value-type="float">
            <text:p>1693529741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41592" calcext:value-type="float">
            <text:p>1693529741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41692" calcext:value-type="float">
            <text:p>1693529741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41792" calcext:value-type="float">
            <text:p>1693529741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41892" calcext:value-type="float">
            <text:p>1693529741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41992" calcext:value-type="float">
            <text:p>1693529741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42092" calcext:value-type="float">
            <text:p>1693529742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42192" calcext:value-type="float">
            <text:p>1693529742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42292" calcext:value-type="float">
            <text:p>1693529742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742392" calcext:value-type="float">
            <text:p>1693529742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42492" calcext:value-type="float">
            <text:p>1693529742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42592" calcext:value-type="float">
            <text:p>1693529742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742692" calcext:value-type="float">
            <text:p>1693529742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42793" calcext:value-type="float">
            <text:p>16935297427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42892" calcext:value-type="float">
            <text:p>1693529742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42992" calcext:value-type="float">
            <text:p>1693529742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43092" calcext:value-type="float">
            <text:p>1693529743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43192" calcext:value-type="float">
            <text:p>1693529743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43293" calcext:value-type="float">
            <text:p>16935297432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43392" calcext:value-type="float">
            <text:p>1693529743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43492" calcext:value-type="float">
            <text:p>1693529743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43592" calcext:value-type="float">
            <text:p>1693529743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5" calcext:value-type="float">
            <text:p>3,85</text:p>
          </table:table-cell>
          <table:table-cell office:value-type="float" office:value="1693529743692" calcext:value-type="float">
            <text:p>1693529743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43792" calcext:value-type="float">
            <text:p>1693529743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43892" calcext:value-type="float">
            <text:p>1693529743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43992" calcext:value-type="float">
            <text:p>1693529743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44092" calcext:value-type="float">
            <text:p>1693529744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44192" calcext:value-type="float">
            <text:p>1693529744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44292" calcext:value-type="float">
            <text:p>1693529744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44393" calcext:value-type="float">
            <text:p>16935297443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44492" calcext:value-type="float">
            <text:p>1693529744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44592" calcext:value-type="float">
            <text:p>1693529744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44692" calcext:value-type="float">
            <text:p>1693529744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44792" calcext:value-type="float">
            <text:p>1693529744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44892" calcext:value-type="float">
            <text:p>1693529744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6" calcext:value-type="float">
            <text:p>3,96</text:p>
          </table:table-cell>
          <table:table-cell office:value-type="float" office:value="1693529744992" calcext:value-type="float">
            <text:p>1693529744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45092" calcext:value-type="float">
            <text:p>1693529745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45192" calcext:value-type="float">
            <text:p>1693529745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45292" calcext:value-type="float">
            <text:p>1693529745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45393" calcext:value-type="float">
            <text:p>16935297453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45492" calcext:value-type="float">
            <text:p>1693529745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45592" calcext:value-type="float">
            <text:p>1693529745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45692" calcext:value-type="float">
            <text:p>1693529745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45792" calcext:value-type="float">
            <text:p>1693529745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45892" calcext:value-type="float">
            <text:p>1693529745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45993" calcext:value-type="float">
            <text:p>16935297459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46092" calcext:value-type="float">
            <text:p>1693529746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46192" calcext:value-type="float">
            <text:p>1693529746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46292" calcext:value-type="float">
            <text:p>1693529746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46392" calcext:value-type="float">
            <text:p>1693529746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46492" calcext:value-type="float">
            <text:p>1693529746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46592" calcext:value-type="float">
            <text:p>1693529746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46692" calcext:value-type="float">
            <text:p>1693529746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746792" calcext:value-type="float">
            <text:p>16935297467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46893" calcext:value-type="float">
            <text:p>16935297468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46993" calcext:value-type="float">
            <text:p>16935297469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47093" calcext:value-type="float">
            <text:p>16935297470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47192" calcext:value-type="float">
            <text:p>1693529747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47292" calcext:value-type="float">
            <text:p>16935297472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47392" calcext:value-type="float">
            <text:p>1693529747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47492" calcext:value-type="float">
            <text:p>1693529747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47593" calcext:value-type="float">
            <text:p>16935297475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747693" calcext:value-type="float">
            <text:p>16935297476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47793" calcext:value-type="float">
            <text:p>16935297477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47892" calcext:value-type="float">
            <text:p>16935297478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747993" calcext:value-type="float">
            <text:p>16935297479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48093" calcext:value-type="float">
            <text:p>16935297480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48193" calcext:value-type="float">
            <text:p>16935297481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48293" calcext:value-type="float">
            <text:p>16935297482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48393" calcext:value-type="float">
            <text:p>16935297483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748493" calcext:value-type="float">
            <text:p>16935297484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48593" calcext:value-type="float">
            <text:p>16935297485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48692" calcext:value-type="float">
            <text:p>16935297486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48793" calcext:value-type="float">
            <text:p>16935297487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48893" calcext:value-type="float">
            <text:p>16935297488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48992" calcext:value-type="float">
            <text:p>16935297489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49093" calcext:value-type="float">
            <text:p>16935297490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4" calcext:value-type="float">
            <text:p>3,94</text:p>
          </table:table-cell>
          <table:table-cell office:value-type="float" office:value="1693529749192" calcext:value-type="float">
            <text:p>16935297491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49293" calcext:value-type="float">
            <text:p>16935297492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49392" calcext:value-type="float">
            <text:p>16935297493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49493" calcext:value-type="float">
            <text:p>16935297494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49592" calcext:value-type="float">
            <text:p>16935297495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49693" calcext:value-type="float">
            <text:p>16935297496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4" calcext:value-type="float">
            <text:p>3,94</text:p>
          </table:table-cell>
          <table:table-cell office:value-type="float" office:value="1693529749793" calcext:value-type="float">
            <text:p>16935297497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49893" calcext:value-type="float">
            <text:p>16935297498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49993" calcext:value-type="float">
            <text:p>16935297499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750093" calcext:value-type="float">
            <text:p>16935297500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50193" calcext:value-type="float">
            <text:p>16935297501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50293" calcext:value-type="float">
            <text:p>16935297502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50393" calcext:value-type="float">
            <text:p>16935297503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50492" calcext:value-type="float">
            <text:p>16935297504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50593" calcext:value-type="float">
            <text:p>16935297505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50693" calcext:value-type="float">
            <text:p>16935297506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5" calcext:value-type="float">
            <text:p>3,95</text:p>
          </table:table-cell>
          <table:table-cell office:value-type="float" office:value="1693529750793" calcext:value-type="float">
            <text:p>16935297507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50893" calcext:value-type="float">
            <text:p>16935297508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50993" calcext:value-type="float">
            <text:p>16935297509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51092" calcext:value-type="float">
            <text:p>169352975109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51193" calcext:value-type="float">
            <text:p>16935297511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51293" calcext:value-type="float">
            <text:p>16935297512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51393" calcext:value-type="float">
            <text:p>16935297513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51493" calcext:value-type="float">
            <text:p>16935297514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751593" calcext:value-type="float">
            <text:p>16935297515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51693" calcext:value-type="float">
            <text:p>16935297516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51793" calcext:value-type="float">
            <text:p>16935297517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51893" calcext:value-type="float">
            <text:p>16935297518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51993" calcext:value-type="float">
            <text:p>16935297519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52093" calcext:value-type="float">
            <text:p>16935297520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52193" calcext:value-type="float">
            <text:p>16935297521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752293" calcext:value-type="float">
            <text:p>16935297522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52393" calcext:value-type="float">
            <text:p>16935297523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52493" calcext:value-type="float">
            <text:p>16935297524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752593" calcext:value-type="float">
            <text:p>16935297525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752693" calcext:value-type="float">
            <text:p>16935297526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752793" calcext:value-type="float">
            <text:p>16935297527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52893" calcext:value-type="float">
            <text:p>16935297528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52993" calcext:value-type="float">
            <text:p>16935297529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53093" calcext:value-type="float">
            <text:p>16935297530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53193" calcext:value-type="float">
            <text:p>16935297531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53293" calcext:value-type="float">
            <text:p>16935297532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53393" calcext:value-type="float">
            <text:p>16935297533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53493" calcext:value-type="float">
            <text:p>16935297534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53593" calcext:value-type="float">
            <text:p>16935297535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53693" calcext:value-type="float">
            <text:p>16935297536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53793" calcext:value-type="float">
            <text:p>16935297537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53893" calcext:value-type="float">
            <text:p>16935297538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753993" calcext:value-type="float">
            <text:p>16935297539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754093" calcext:value-type="float">
            <text:p>16935297540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54193" calcext:value-type="float">
            <text:p>16935297541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54293" calcext:value-type="float">
            <text:p>16935297542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54393" calcext:value-type="float">
            <text:p>16935297543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54493" calcext:value-type="float">
            <text:p>16935297544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754593" calcext:value-type="float">
            <text:p>16935297545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54693" calcext:value-type="float">
            <text:p>16935297546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54793" calcext:value-type="float">
            <text:p>16935297547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54893" calcext:value-type="float">
            <text:p>16935297548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54993" calcext:value-type="float">
            <text:p>16935297549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55093" calcext:value-type="float">
            <text:p>16935297550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55193" calcext:value-type="float">
            <text:p>16935297551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755293" calcext:value-type="float">
            <text:p>16935297552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55393" calcext:value-type="float">
            <text:p>16935297553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55493" calcext:value-type="float">
            <text:p>16935297554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55593" calcext:value-type="float">
            <text:p>16935297555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55693" calcext:value-type="float">
            <text:p>16935297556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55793" calcext:value-type="float">
            <text:p>16935297557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55893" calcext:value-type="float">
            <text:p>16935297558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55993" calcext:value-type="float">
            <text:p>16935297559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56093" calcext:value-type="float">
            <text:p>16935297560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56193" calcext:value-type="float">
            <text:p>16935297561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56293" calcext:value-type="float">
            <text:p>16935297562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56393" calcext:value-type="float">
            <text:p>16935297563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756493" calcext:value-type="float">
            <text:p>16935297564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56593" calcext:value-type="float">
            <text:p>16935297565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56693" calcext:value-type="float">
            <text:p>16935297566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56793" calcext:value-type="float">
            <text:p>16935297567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56893" calcext:value-type="float">
            <text:p>16935297568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56993" calcext:value-type="float">
            <text:p>16935297569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57093" calcext:value-type="float">
            <text:p>16935297570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57193" calcext:value-type="float">
            <text:p>16935297571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57293" calcext:value-type="float">
            <text:p>16935297572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57393" calcext:value-type="float">
            <text:p>16935297573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57493" calcext:value-type="float">
            <text:p>16935297574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57593" calcext:value-type="float">
            <text:p>16935297575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57693" calcext:value-type="float">
            <text:p>16935297576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57793" calcext:value-type="float">
            <text:p>16935297577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57893" calcext:value-type="float">
            <text:p>16935297578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57993" calcext:value-type="float">
            <text:p>16935297579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758093" calcext:value-type="float">
            <text:p>16935297580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58193" calcext:value-type="float">
            <text:p>16935297581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58293" calcext:value-type="float">
            <text:p>16935297582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58393" calcext:value-type="float">
            <text:p>16935297583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58493" calcext:value-type="float">
            <text:p>16935297584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58593" calcext:value-type="float">
            <text:p>16935297585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58693" calcext:value-type="float">
            <text:p>16935297586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58793" calcext:value-type="float">
            <text:p>16935297587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758893" calcext:value-type="float">
            <text:p>16935297588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758993" calcext:value-type="float">
            <text:p>16935297589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59093" calcext:value-type="float">
            <text:p>16935297590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59193" calcext:value-type="float">
            <text:p>16935297591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59293" calcext:value-type="float">
            <text:p>16935297592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59393" calcext:value-type="float">
            <text:p>16935297593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59493" calcext:value-type="float">
            <text:p>16935297594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59593" calcext:value-type="float">
            <text:p>16935297595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59693" calcext:value-type="float">
            <text:p>16935297596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59793" calcext:value-type="float">
            <text:p>16935297597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759893" calcext:value-type="float">
            <text:p>16935297598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59993" calcext:value-type="float">
            <text:p>16935297599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760093" calcext:value-type="float">
            <text:p>16935297600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60193" calcext:value-type="float">
            <text:p>16935297601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60293" calcext:value-type="float">
            <text:p>16935297602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760393" calcext:value-type="float">
            <text:p>16935297603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60493" calcext:value-type="float">
            <text:p>16935297604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60593" calcext:value-type="float">
            <text:p>16935297605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60693" calcext:value-type="float">
            <text:p>16935297606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60893" calcext:value-type="float">
            <text:p>16935297608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60993" calcext:value-type="float">
            <text:p>16935297609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61093" calcext:value-type="float">
            <text:p>16935297610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61193" calcext:value-type="float">
            <text:p>16935297611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61293" calcext:value-type="float">
            <text:p>16935297612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61393" calcext:value-type="float">
            <text:p>16935297613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61493" calcext:value-type="float">
            <text:p>16935297614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761593" calcext:value-type="float">
            <text:p>16935297615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4" calcext:value-type="float">
            <text:p>3,94</text:p>
          </table:table-cell>
          <table:table-cell office:value-type="float" office:value="1693529761693" calcext:value-type="float">
            <text:p>16935297616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61793" calcext:value-type="float">
            <text:p>16935297617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61893" calcext:value-type="float">
            <text:p>16935297618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61993" calcext:value-type="float">
            <text:p>16935297619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62093" calcext:value-type="float">
            <text:p>16935297620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62193" calcext:value-type="float">
            <text:p>16935297621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62293" calcext:value-type="float">
            <text:p>16935297622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62393" calcext:value-type="float">
            <text:p>16935297623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62493" calcext:value-type="float">
            <text:p>16935297624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62593" calcext:value-type="float">
            <text:p>16935297625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62693" calcext:value-type="float">
            <text:p>16935297626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62793" calcext:value-type="float">
            <text:p>16935297627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62893" calcext:value-type="float">
            <text:p>16935297628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62993" calcext:value-type="float">
            <text:p>16935297629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63093" calcext:value-type="float">
            <text:p>16935297630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63193" calcext:value-type="float">
            <text:p>16935297631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63293" calcext:value-type="float">
            <text:p>16935297632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5" calcext:value-type="float">
            <text:p>3,85</text:p>
          </table:table-cell>
          <table:table-cell office:value-type="float" office:value="1693529763393" calcext:value-type="float">
            <text:p>16935297633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63493" calcext:value-type="float">
            <text:p>16935297634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63593" calcext:value-type="float">
            <text:p>16935297635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63693" calcext:value-type="float">
            <text:p>16935297636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63793" calcext:value-type="float">
            <text:p>16935297637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63893" calcext:value-type="float">
            <text:p>16935297638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63993" calcext:value-type="float">
            <text:p>16935297639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64093" calcext:value-type="float">
            <text:p>16935297640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64193" calcext:value-type="float">
            <text:p>16935297641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64293" calcext:value-type="float">
            <text:p>16935297642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764393" calcext:value-type="float">
            <text:p>16935297643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64493" calcext:value-type="float">
            <text:p>16935297644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64593" calcext:value-type="float">
            <text:p>16935297645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3" calcext:value-type="float">
            <text:p>3,83</text:p>
          </table:table-cell>
          <table:table-cell office:value-type="float" office:value="1693529764693" calcext:value-type="float">
            <text:p>16935297646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64793" calcext:value-type="float">
            <text:p>16935297647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64893" calcext:value-type="float">
            <text:p>16935297648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" calcext:value-type="float">
            <text:p>4</text:p>
          </table:table-cell>
          <table:table-cell office:value-type="float" office:value="1693529764993" calcext:value-type="float">
            <text:p>16935297649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1" calcext:value-type="float">
            <text:p>4,01</text:p>
          </table:table-cell>
          <table:table-cell office:value-type="float" office:value="1693529765093" calcext:value-type="float">
            <text:p>16935297650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7" calcext:value-type="float">
            <text:p>3,97</text:p>
          </table:table-cell>
          <table:table-cell office:value-type="float" office:value="1693529765193" calcext:value-type="float">
            <text:p>16935297651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1" calcext:value-type="float">
            <text:p>4,01</text:p>
          </table:table-cell>
          <table:table-cell office:value-type="float" office:value="1693529765293" calcext:value-type="float">
            <text:p>16935297652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9" calcext:value-type="float">
            <text:p>4,09</text:p>
          </table:table-cell>
          <table:table-cell office:value-type="float" office:value="1693529765393" calcext:value-type="float">
            <text:p>16935297653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4.03" calcext:value-type="float">
            <text:p>4,03</text:p>
          </table:table-cell>
          <table:table-cell office:value-type="float" office:value="1693529765493" calcext:value-type="float">
            <text:p>16935297654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65593" calcext:value-type="float">
            <text:p>16935297655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65693" calcext:value-type="float">
            <text:p>16935297656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2" calcext:value-type="float">
            <text:p>3,92</text:p>
          </table:table-cell>
          <table:table-cell office:value-type="float" office:value="1693529765793" calcext:value-type="float">
            <text:p>16935297657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65893" calcext:value-type="float">
            <text:p>16935297658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3" calcext:value-type="float">
            <text:p>3,93</text:p>
          </table:table-cell>
          <table:table-cell office:value-type="float" office:value="1693529765993" calcext:value-type="float">
            <text:p>16935297659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66093" calcext:value-type="float">
            <text:p>16935297660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66193" calcext:value-type="float">
            <text:p>16935297661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9" calcext:value-type="float">
            <text:p>3,89</text:p>
          </table:table-cell>
          <table:table-cell office:value-type="float" office:value="1693529766293" calcext:value-type="float">
            <text:p>16935297662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766393" calcext:value-type="float">
            <text:p>16935297663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766493" calcext:value-type="float">
            <text:p>16935297664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1" calcext:value-type="float">
            <text:p>3,91</text:p>
          </table:table-cell>
          <table:table-cell office:value-type="float" office:value="1693529766593" calcext:value-type="float">
            <text:p>16935297665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66693" calcext:value-type="float">
            <text:p>16935297666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66793" calcext:value-type="float">
            <text:p>16935297667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766893" calcext:value-type="float">
            <text:p>16935297668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66993" calcext:value-type="float">
            <text:p>16935297669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6" calcext:value-type="float">
            <text:p>3,86</text:p>
          </table:table-cell>
          <table:table-cell office:value-type="float" office:value="1693529767093" calcext:value-type="float">
            <text:p>16935297670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9" calcext:value-type="float">
            <text:p>3,9</text:p>
          </table:table-cell>
          <table:table-cell office:value-type="float" office:value="1693529767193" calcext:value-type="float">
            <text:p>16935297671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7" calcext:value-type="float">
            <text:p>3,87</text:p>
          </table:table-cell>
          <table:table-cell office:value-type="float" office:value="1693529767293" calcext:value-type="float">
            <text:p>169352976729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88" calcext:value-type="float">
            <text:p>3,88</text:p>
          </table:table-cell>
          <table:table-cell office:value-type="float" office:value="1693529767393" calcext:value-type="float">
            <text:p>16935297673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9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19T19:24:00.429770637</dc:date>
    <meta:editing-duration>PT42S</meta:editing-duration>
    <meta:editing-cycles>1</meta:editing-cycles>
    <meta:document-statistic meta:table-count="1" meta:cell-count="3624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759cm" svg:height="9.755cm" xlink:href=".." xlink:type="simple" chart:class="chart:line" chart:style-name="ch1">
        <chart:legend chart:legend-position="end" svg:x="15.025cm" svg:y="4.578cm" style:legend-expansion="high" chart:style-name="ch2"/>
        <chart:plot-area chart:style-name="ch3" table:cell-range-address="exp1p3.B1:exp1p3.B1208" chart:data-source-has-labels="row" svg:x="0.712cm" svg:y="0.309cm" svg:width="14.237cm" svg:height="9.259cm">
          <chartooo:coordinate-region svg:x="1.439cm" svg:y="0.508cm" svg:width="13.51cm" svg:height="8.0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xp1p3.B2:exp1p3.B1208" chart:label-cell-address="exp1p3.B1:exp1p3.B1" chart:class="chart:line">
            <chart:data-point chart:repeated="120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ge</text:p>
                <draw:g>
                  <svg:desc>exp1p3.B1:exp1p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95">
                <text:p>3.95</text:p>
                <draw:g>
                  <svg:desc>exp1p3.B2:exp1p3.B1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.88">
                <text:p>3.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